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3200000030BD1CE69729B9299B.png" manifest:media-type="image/png"/>
  <manifest:file-entry manifest:full-path="Pictures/100000010000003200000030D0C0EE373491DA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officeooo:rsid="0013844b" officeooo:paragraph-rsid="0013844b"/>
    </style:style>
    <style:style style:name="P2" style:family="paragraph" style:parent-style-name="Standard">
      <style:paragraph-properties fo:margin-left="0in" fo:margin-right="-0.0299in" fo:text-align="center" style:justify-single-word="false" fo:text-indent="0.4925in" style:auto-text-indent="false"/>
      <style:text-properties officeooo:paragraph-rsid="0013844b"/>
    </style:style>
    <style:style style:name="P3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officeooo:paragraph-rsid="0013844b"/>
    </style:style>
    <style:style style:name="P4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officeooo:paragraph-rsid="0020e4df"/>
    </style:style>
    <style:style style:name="P5" style:family="paragraph" style:parent-style-name="Standard">
      <style:paragraph-properties fo:margin-left="0in" fo:margin-right="-0.0299in" fo:text-align="start" style:justify-single-word="false" fo:text-indent="0.4925in" style:auto-text-indent="false"/>
      <style:text-properties officeooo:paragraph-rsid="0013844b"/>
    </style:style>
    <style:style style:name="P6" style:family="paragraph" style:parent-style-name="Standard">
      <style:paragraph-properties fo:text-align="start" style:justify-single-word="false"/>
      <style:text-properties officeooo:paragraph-rsid="0020e4df"/>
    </style:style>
    <style:style style:name="P7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8pt" officeooo:paragraph-rsid="0013844b" style:font-size-asian="18pt" style:font-size-complex="18pt"/>
    </style:style>
    <style:style style:name="P8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8pt" fo:font-weight="bold" officeooo:rsid="0017821d" officeooo:paragraph-rsid="0017821d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8pt" fo:font-weight="bold" officeooo:rsid="001f1493" officeooo:paragraph-rsid="001f1493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8pt" fo:font-weight="bold" officeooo:rsid="001f1493" officeooo:paragraph-rsid="002016e0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8pt" fo:font-weight="bold" officeooo:rsid="0022d756" officeooo:paragraph-rsid="0022d756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8pt" officeooo:rsid="0017821d" officeooo:paragraph-rsid="0017821d" style:font-size-asian="15.75pt" style:font-size-complex="18pt"/>
    </style:style>
    <style:style style:name="P13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8pt" officeooo:rsid="0017821d" officeooo:paragraph-rsid="001f1493" style:font-size-asian="15.75pt" style:font-size-complex="18pt"/>
    </style:style>
    <style:style style:name="P14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8pt" officeooo:rsid="0017821d" officeooo:paragraph-rsid="0020e4df" style:font-size-asian="15.75pt" style:font-size-complex="18pt"/>
    </style:style>
    <style:style style:name="P15" style:family="paragraph" style:parent-style-name="Standard">
      <style:paragraph-properties fo:margin-left="0in" fo:margin-right="-0.0299in" fo:text-align="center" style:justify-single-word="false" fo:text-indent="0.4925in" style:auto-text-indent="false"/>
      <style:text-properties fo:font-size="22pt" officeooo:paragraph-rsid="0013844b" style:font-size-asian="22pt" style:font-size-complex="22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4pt" officeooo:rsid="001a2ef5" officeooo:paragraph-rsid="001a2ef5" style:font-size-asian="12.25pt" style:font-size-complex="14pt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4pt" officeooo:rsid="001a2ef5" officeooo:paragraph-rsid="001f1493" style:font-size-asian="12.25pt" style:font-size-complex="14pt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4pt" officeooo:rsid="001a2ef5" officeooo:paragraph-rsid="002016e0" style:font-size-asian="12.25pt" style:font-size-complex="14pt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4pt" officeooo:rsid="001a2ef5" officeooo:paragraph-rsid="0020e4df" style:font-size-asian="12.25pt" style:font-size-complex="14pt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4pt" officeooo:rsid="001f1493" officeooo:paragraph-rsid="001f1493" style:font-size-asian="12.25pt" style:font-size-complex="14pt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4pt" officeooo:rsid="001f1493" officeooo:paragraph-rsid="002016e0" style:font-size-asian="12.25pt" style:font-size-complex="14pt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4pt" officeooo:rsid="0018441f" officeooo:paragraph-rsid="0018441f" style:font-size-asian="14pt" style:font-size-complex="14pt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4pt" officeooo:rsid="0018441f" officeooo:paragraph-rsid="001988af" style:font-size-asian="14pt" style:font-size-complex="14pt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4pt" officeooo:rsid="0018441f" officeooo:paragraph-rsid="001a2ef5" style:font-size-asian="14pt" style:font-size-complex="14pt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4pt" officeooo:rsid="0018441f" officeooo:paragraph-rsid="001b53ce" style:font-size-asian="14pt" style:font-size-complex="14pt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4pt" officeooo:rsid="0018441f" officeooo:paragraph-rsid="001f1493" style:font-size-asian="14pt" style:font-size-complex="14pt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4pt" officeooo:rsid="0018441f" officeooo:paragraph-rsid="002016e0" style:font-size-asian="14pt" style:font-size-complex="14pt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4pt" officeooo:rsid="0018441f" officeooo:paragraph-rsid="0020e4df" style:font-size-asian="14pt" style:font-size-complex="14pt"/>
    </style:style>
    <style:style style:name="P29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4pt" officeooo:rsid="0018441f" officeooo:paragraph-rsid="001f1493" style:font-size-asian="14pt" style:font-size-complex="14pt"/>
    </style:style>
    <style:style style:name="P30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4pt" officeooo:rsid="0018441f" officeooo:paragraph-rsid="002016e0" style:font-size-asian="14pt" style:font-size-complex="14pt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4pt" officeooo:rsid="0017821d" officeooo:paragraph-rsid="0017821d" style:font-size-asian="14pt" style:font-size-complex="14pt"/>
    </style:style>
    <style:style style:name="P32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4pt" officeooo:rsid="0017821d" officeooo:paragraph-rsid="001f1493" style:font-size-asian="14pt" style:font-size-complex="14pt"/>
    </style:style>
    <style:style style:name="P33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4pt" officeooo:rsid="0017821d" officeooo:paragraph-rsid="0020e4df" style:font-size-asian="14pt" style:font-size-complex="14pt"/>
    </style:style>
    <style:style style:name="P34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4pt" officeooo:rsid="001988af" officeooo:paragraph-rsid="001988af" style:font-size-asian="14pt" style:font-size-complex="14pt"/>
    </style:style>
    <style:style style:name="P35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4pt" officeooo:rsid="001988af" officeooo:paragraph-rsid="001b53ce" style:font-size-asian="14pt" style:font-size-complex="14pt"/>
    </style:style>
    <style:style style:name="P36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4pt" officeooo:rsid="001988af" officeooo:paragraph-rsid="0020e4df" style:font-size-asian="14pt" style:font-size-complex="14pt"/>
    </style:style>
    <style:style style:name="P37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4pt" officeooo:rsid="0019d84b" officeooo:paragraph-rsid="0019d84b" style:font-size-asian="14pt" style:font-size-complex="14pt"/>
    </style:style>
    <style:style style:name="P38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4pt" officeooo:rsid="0019d84b" officeooo:paragraph-rsid="001988af" style:font-size-asian="14pt" style:font-size-complex="14pt"/>
    </style:style>
    <style:style style:name="P39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4pt" officeooo:rsid="0019d84b" officeooo:paragraph-rsid="001b53ce" style:font-size-asian="14pt" style:font-size-complex="14pt"/>
    </style:style>
    <style:style style:name="P40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4pt" officeooo:rsid="0019d84b" officeooo:paragraph-rsid="0020e4df" style:font-size-asian="14pt" style:font-size-complex="14pt"/>
    </style:style>
    <style:style style:name="P41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4pt" officeooo:rsid="001a2ef5" officeooo:paragraph-rsid="001a2ef5" style:font-size-asian="14pt" style:font-size-complex="14pt"/>
    </style:style>
    <style:style style:name="P42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4pt" officeooo:rsid="001a2ef5" officeooo:paragraph-rsid="0020e4df" style:font-size-asian="14pt" style:font-size-complex="14pt"/>
    </style:style>
    <style:style style:name="P43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4pt" officeooo:rsid="001b53ce" officeooo:paragraph-rsid="001b53ce" style:font-size-asian="14pt" style:font-size-complex="14pt"/>
    </style:style>
    <style:style style:name="P44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4pt" officeooo:rsid="001b53ce" officeooo:paragraph-rsid="0020e4df" style:font-size-asian="14pt" style:font-size-complex="14pt"/>
    </style:style>
    <style:style style:name="P45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4pt" officeooo:rsid="001b53ce" officeooo:paragraph-rsid="001b53ce" style:font-size-asian="14pt" style:font-size-complex="14pt"/>
    </style:style>
    <style:style style:name="P46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4pt" officeooo:rsid="001b53ce" officeooo:paragraph-rsid="0020e4df" style:font-size-asian="14pt" style:font-size-complex="14pt"/>
    </style:style>
    <style:style style:name="P47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6pt" officeooo:rsid="0017821d" officeooo:paragraph-rsid="0017821d" style:font-size-asian="14pt" style:font-size-complex="16pt"/>
    </style:style>
    <style:style style:name="P48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6pt" officeooo:rsid="0017821d" officeooo:paragraph-rsid="0018441f" style:font-size-asian="14pt" style:font-size-complex="16pt"/>
    </style:style>
    <style:style style:name="P49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6pt" officeooo:rsid="0017821d" officeooo:paragraph-rsid="001f1493" style:font-size-asian="14pt" style:font-size-complex="16pt"/>
    </style:style>
    <style:style style:name="P50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6pt" officeooo:rsid="0017821d" officeooo:paragraph-rsid="0020e4df" style:font-size-asian="14pt" style:font-size-complex="16pt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6pt" officeooo:rsid="0017821d" officeooo:paragraph-rsid="0017821d" style:font-size-asian="14pt" style:font-size-complex="16pt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6pt" officeooo:rsid="0017821d" officeooo:paragraph-rsid="001b53ce" style:font-size-asian="14pt" style:font-size-complex="16pt"/>
    </style:style>
    <style:style style:name="P53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6pt" officeooo:rsid="0017821d" officeooo:paragraph-rsid="001f1493" style:font-size-asian="14pt" style:font-size-complex="16pt"/>
    </style:style>
    <style:style style:name="P54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6pt" officeooo:rsid="0017821d" officeooo:paragraph-rsid="0020e4df" style:font-size-asian="14pt" style:font-size-complex="16pt"/>
    </style:style>
    <style:style style:name="P55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6pt" officeooo:rsid="0018441f" officeooo:paragraph-rsid="0018441f" style:font-size-asian="14pt" style:font-size-complex="16pt"/>
    </style:style>
    <style:style style:name="P56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6pt" officeooo:rsid="0018441f" officeooo:paragraph-rsid="0020e4df" style:font-size-asian="14pt" style:font-size-complex="16pt"/>
    </style:style>
    <style:style style:name="P57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6pt" officeooo:rsid="0019d84b" officeooo:paragraph-rsid="0019d84b" style:font-size-asian="14pt" style:font-size-complex="16pt"/>
    </style:style>
    <style:style style:name="P58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6pt" officeooo:rsid="0019d84b" officeooo:paragraph-rsid="001f1493" style:font-size-asian="14pt" style:font-size-complex="16pt"/>
    </style:style>
    <style:style style:name="P59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6pt" officeooo:rsid="0019d84b" officeooo:paragraph-rsid="002016e0" style:font-size-asian="14pt" style:font-size-complex="16pt"/>
    </style:style>
    <style:style style:name="P60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6pt" officeooo:rsid="0019d84b" officeooo:paragraph-rsid="0020e4df" style:font-size-asian="14pt" style:font-size-complex="16pt"/>
    </style:style>
    <style:style style:name="P61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6pt" officeooo:rsid="0019d84b" officeooo:paragraph-rsid="0019d84b" style:font-size-asian="14pt" style:font-size-complex="16pt"/>
    </style:style>
    <style:style style:name="P62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6pt" officeooo:rsid="0019d84b" officeooo:paragraph-rsid="0020e4df" style:font-size-asian="14pt" style:font-size-complex="16pt"/>
    </style:style>
    <style:style style:name="P63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6pt" officeooo:rsid="001a2ef5" officeooo:paragraph-rsid="001a2ef5" style:font-size-asian="14pt" style:font-size-complex="16pt"/>
    </style:style>
    <style:style style:name="P64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6pt" officeooo:rsid="001a2ef5" officeooo:paragraph-rsid="001f1493" style:font-size-asian="14pt" style:font-size-complex="16pt"/>
    </style:style>
    <style:style style:name="P65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6pt" officeooo:rsid="001a2ef5" officeooo:paragraph-rsid="002016e0" style:font-size-asian="14pt" style:font-size-complex="16pt"/>
    </style:style>
    <style:style style:name="P66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6pt" officeooo:rsid="001a2ef5" officeooo:paragraph-rsid="0020e4df" style:font-size-asian="14pt" style:font-size-complex="16pt"/>
    </style:style>
    <style:style style:name="P67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6pt" officeooo:rsid="001b53ce" officeooo:paragraph-rsid="001b53ce" style:font-size-asian="14pt" style:font-size-complex="16pt"/>
    </style:style>
    <style:style style:name="P68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6pt" officeooo:rsid="001b53ce" officeooo:paragraph-rsid="0020e4df" style:font-size-asian="14pt" style:font-size-complex="16pt"/>
    </style:style>
    <style:style style:name="P69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6pt" officeooo:rsid="001f1493" officeooo:paragraph-rsid="001f1493" style:font-size-asian="14pt" style:font-size-complex="16pt"/>
    </style:style>
    <style:style style:name="P70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6pt" officeooo:rsid="001f1493" officeooo:paragraph-rsid="002016e0" style:font-size-asian="14pt" style:font-size-complex="16pt"/>
    </style:style>
    <style:style style:name="P71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6pt" officeooo:rsid="002016e0" officeooo:paragraph-rsid="002016e0" style:font-size-asian="14pt" style:font-size-complex="16pt"/>
    </style:style>
    <style:style style:name="P72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6pt" fo:font-weight="bold" officeooo:rsid="0017821d" officeooo:paragraph-rsid="0018441f" style:font-size-asian="14pt" style:font-weight-asian="bold" style:font-size-complex="16pt" style:font-weight-complex="bold"/>
    </style:style>
    <style:style style:name="P73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6pt" fo:font-weight="bold" officeooo:rsid="0017821d" officeooo:paragraph-rsid="001f1493" style:font-size-asian="14pt" style:font-weight-asian="bold" style:font-size-complex="16pt" style:font-weight-complex="bold"/>
    </style:style>
    <style:style style:name="P74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6pt" fo:font-weight="bold" officeooo:rsid="0017821d" officeooo:paragraph-rsid="002016e0" style:font-size-asian="14pt" style:font-weight-asian="bold" style:font-size-complex="16pt" style:font-weight-complex="bold"/>
    </style:style>
    <style:style style:name="P75" style:family="paragraph" style:parent-style-name="Standard">
      <style:paragraph-properties fo:margin-left="0in" fo:margin-right="-0.0299in" fo:text-align="start" style:justify-single-word="false" fo:text-indent="0in" style:auto-text-indent="false"/>
      <style:text-properties fo:font-size="16pt" fo:font-weight="bold" officeooo:rsid="0017821d" officeooo:paragraph-rsid="0020e4df" style:font-size-asian="14pt" style:font-weight-asian="bold" style:font-size-complex="16pt" style:font-weight-complex="bold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18441f" style:font-name-asian="Times New Roman1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officeooo:rsid="001b53ce" style:font-name-asian="Times New Roman1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normal" style:font-name-asian="Times New Roman1" style:font-size-asian="12.25pt" style:font-weight-asian="normal" style:font-name-complex="Times New Roman1" style:font-size-complex="14pt" style:font-weight-complex="normal"/>
    </style:style>
    <style:style style:name="T5" style:family="text">
      <style:text-properties style:font-name="Times New Roman" fo:font-size="14pt" fo:font-weight="normal" officeooo:rsid="001a2ef5" style:font-name-asian="Times New Roman1" style:font-size-asian="12.25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font-size="14pt" fo:font-weight="normal" officeooo:rsid="0018441f" style:font-name-asian="Times New Roman1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fo:font-weight="normal" officeooo:rsid="0017821d" style:font-name-asian="Times New Roman1" style:font-size-asian="14pt" style:font-weight-asian="normal" style:font-name-complex="Times New Roman1" style:font-size-complex="14pt" style:font-weight-complex="normal"/>
    </style:style>
    <style:style style:name="T8" style:family="text">
      <style:text-properties style:font-name="Times New Roman" fo:font-size="14pt" fo:font-weight="normal" style:font-name-asian="Times New Roman1" style:font-weight-asian="normal" style:font-name-complex="Times New Roman1" style:font-size-complex="14pt" style:font-weight-complex="normal"/>
    </style:style>
    <style:style style:name="T9" style:family="text">
      <style:text-properties style:font-name="Times New Roman" fo:font-size="14pt" fo:font-weight="normal" officeooo:rsid="0018441f" style:font-name-asian="Times New Roman1" style:font-weight-asian="normal" style:font-name-complex="Times New Roman1" style:font-size-complex="14pt" style:font-weight-complex="normal"/>
    </style:style>
    <style:style style:name="T10" style:family="text">
      <style:text-properties style:font-name="Times New Roman" fo:font-size="14pt" officeooo:rsid="0018441f" style:font-name-asian="Times New Roman1" style:font-name-complex="Times New Roman1" style:font-size-complex="14pt"/>
    </style:style>
    <style:style style:name="T11" style:family="text">
      <style:text-properties style:font-name="Times New Roman" fo:font-size="14pt" officeooo:rsid="001f1493" style:font-name-asian="Times New Roman1" style:font-name-complex="Times New Roman1" style:font-size-complex="14pt"/>
    </style:style>
    <style:style style:name="T12" style:family="text">
      <style:text-properties style:font-name="Times New Roman" fo:font-size="14pt" officeooo:rsid="001f1493" style:font-name-asian="Times New Roman1" style:font-size-asian="12.25pt" style:font-name-complex="Times New Roman1" style:font-size-complex="14pt"/>
    </style:style>
    <style:style style:name="T13" style:family="text">
      <style:text-properties style:font-name="Times New Roman" fo:font-size="14pt" officeooo:rsid="0018441f" style:font-name-asian="Times New Roman1" style:font-size-asian="12.25pt" style:font-name-complex="Times New Roman1" style:font-size-complex="14pt"/>
    </style:style>
    <style:style style:name="T14" style:family="text">
      <style:text-properties style:font-name="Times New Roman" fo:font-size="14pt" officeooo:rsid="002016e0" style:font-name-asian="Times New Roman1" style:font-size-asian="12.25pt" style:font-name-complex="Times New Roman1" style:font-size-complex="14pt"/>
    </style:style>
    <style:style style:name="T15" style:family="text">
      <style:text-properties style:font-name="Times New Roman" fo:font-size="14pt" style:text-underline-style="solid" style:text-underline-width="auto" style:text-underline-color="font-color" officeooo:rsid="0018441f" style:font-name-asian="Times New Roman1" style:font-name-complex="Times New Roman1" style:font-size-complex="14pt"/>
    </style:style>
    <style:style style:name="T16" style:family="text">
      <style:text-properties style:font-name="Times New Roman" fo:font-weight="bold" style:font-name-asian="Times New Roman1" style:font-weight-asian="bold" style:font-name-complex="Times New Roman1"/>
    </style:style>
    <style:style style:name="T17" style:family="text">
      <style:text-properties style:font-name="Times New Roman" fo:font-size="20pt" fo:font-weight="bold" officeooo:rsid="0013844b" style:font-name-asian="Times New Roman1" style:font-size-asian="20pt" style:font-weight-asian="bold" style:font-name-complex="Times New Roman1" style:font-size-complex="20pt"/>
    </style:style>
    <style:style style:name="T18" style:family="text">
      <style:text-properties style:font-name="Times New Roman" style:font-name-asian="Times New Roman1" style:font-name-complex="Times New Roman1"/>
    </style:style>
    <style:style style:name="T19" style:family="text">
      <style:text-properties style:font-name="Times New Roman" officeooo:rsid="002016e0" style:font-name-asian="Times New Roman1" style:font-name-complex="Times New Roman1"/>
    </style:style>
    <style:style style:name="T20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1" style:family="text">
      <style:text-properties style:font-name="Times New Roman" fo:font-weight="normal" officeooo:rsid="0017821d" style:font-name-asian="Times New Roman1" style:font-weight-asian="normal" style:font-name-complex="Times New Roman1" style:font-weight-complex="normal"/>
    </style:style>
    <style:style style:name="T22" style:family="text">
      <style:text-properties style:font-name="Times New Roman" fo:font-weight="normal" officeooo:rsid="0018441f" style:font-name-asian="Times New Roman1" style:font-weight-asian="normal" style:font-name-complex="Times New Roman1" style:font-weight-complex="normal"/>
    </style:style>
    <style:style style:name="T23" style:family="text">
      <style:text-properties style:font-name="Times New Roman" fo:font-weight="normal" officeooo:rsid="001988af" style:font-name-asian="Times New Roman1" style:font-weight-asian="normal" style:font-name-complex="Times New Roman1" style:font-weight-complex="normal"/>
    </style:style>
    <style:style style:name="T24" style:family="text">
      <style:text-properties style:font-name="Times New Roman" fo:font-weight="normal" officeooo:rsid="0019d84b" style:font-name-asian="Times New Roman1" style:font-weight-asian="normal" style:font-name-complex="Times New Roman1" style:font-weight-complex="normal"/>
    </style:style>
    <style:style style:name="T25" style:family="text">
      <style:text-properties style:font-name="Times New Roman" fo:font-weight="normal" officeooo:rsid="001a2ef5" style:font-name-asian="Times New Roman1" style:font-weight-asian="normal" style:font-name-complex="Times New Roman1" style:font-weight-complex="normal"/>
    </style:style>
    <style:style style:name="T26" style:family="text">
      <style:text-properties style:font-name="Times New Roman" fo:font-weight="normal" officeooo:rsid="001b53ce" style:font-name-asian="Times New Roman1" style:font-weight-asian="normal" style:font-name-complex="Times New Roman1" style:font-weight-complex="normal"/>
    </style:style>
    <style:style style:name="T27" style:family="text">
      <style:text-properties style:font-name="Times New Roman" fo:font-weight="normal" officeooo:rsid="001c417a" style:font-name-asian="Times New Roman1" style:font-weight-asian="normal" style:font-name-complex="Times New Roman1" style:font-weight-complex="normal"/>
    </style:style>
    <style:style style:name="T28" style:family="text">
      <style:text-properties style:font-name="Times New Roman" fo:font-weight="normal" officeooo:rsid="001f1493" style:font-name-asian="Times New Roman1" style:font-weight-asian="normal" style:font-name-complex="Times New Roman1" style:font-weight-complex="normal"/>
    </style:style>
    <style:style style:name="T29" style:family="text">
      <style:text-properties style:font-name="Times New Roman" fo:font-weight="normal" officeooo:rsid="002016e0" style:font-name-asian="Times New Roman1" style:font-weight-asian="normal" style:font-name-complex="Times New Roman1" style:font-weight-complex="normal"/>
    </style:style>
    <style:style style:name="T30" style:family="text">
      <style:text-properties style:font-name="Times New Roman" fo:font-weight="normal" style:font-name-asian="Times New Roman1" style:font-size-asian="14pt" style:font-weight-asian="normal" style:font-name-complex="Times New Roman1" style:font-weight-complex="normal"/>
    </style:style>
    <style:style style:name="T31" style:family="text">
      <style:text-properties style:font-name="Times New Roman" fo:font-weight="normal" officeooo:rsid="0017821d" style:font-name-asian="Times New Roman1" style:font-size-asian="14pt" style:font-weight-asian="normal" style:font-name-complex="Times New Roman1" style:font-weight-complex="normal"/>
    </style:style>
    <style:style style:name="T32" style:family="text">
      <style:text-properties style:font-name="Times New Roman" fo:font-weight="normal" officeooo:rsid="001f1493" style:font-name-asian="Times New Roman1" style:font-size-asian="14pt" style:font-weight-asian="normal" style:font-name-complex="Times New Roman1" style:font-weight-complex="normal"/>
    </style:style>
    <style:style style:name="T33" style:family="text">
      <style:text-properties style:font-name="Times New Roman" fo:font-size="12pt" fo:font-weight="normal" style:font-name-asian="Times New Roman1" style:font-size-asian="10.5pt" style:font-weight-asian="normal" style:font-name-complex="Times New Roman1" style:font-size-complex="12pt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6">РУКОВОДСТВО ПОЛЬЗОВАТЕЛЯ </text:span></text:p>
      <text:p text:style-name="P7"><text:span text:style-name="T16"><text:line-break/></text:span><text:span text:style-name="T17">“комплексная автоматизация ГБОУ Школа №1236”</text:span></text:p>
      <text:p text:style-name="P2"><text:span text:style-name="T1"/></text:p>
      <text:p text:style-name="P5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8"><text:soft-page-break/><text:span text:style-name="T18">Администрация</text:span></text:p>
      <text:p text:style-name="P12"><text:span text:style-name="T20"/></text:p>
      <text:p text:style-name="P47"><text:span text:style-name="T20">Создание мероприятия</text:span></text:p>
      <text:p text:style-name="P47"><text:span text:style-name="T20"/></text:p>
      <text:p text:style-name="P31"><text:span text:style-name="T25">Ш</text:span><text:span text:style-name="T20">аг 1. Зайдите в раздел “Мероприятия” во вкладку “Создать”. </text:span></text:p>
      <text:p text:style-name="P31"><text:span text:style-name="T25">Ш</text:span><text:span text:style-name="T20">аг 2. </text:span><text:span text:style-name="T22">Заполняем все поля и нажимаем кнопку “Сохранить”</text:span></text:p>
      <text:p text:style-name="P31"><text:span text:style-name="T22"/></text:p>
      <text:p text:style-name="P51"><text:span text:style-name="T22"/></text:p>
      <text:p text:style-name="P51"><text:span text:style-name="T22"/></text:p>
      <text:p text:style-name="P48"><text:span text:style-name="T22">Работа с заявками</text:span></text:p>
      <text:p text:style-name="P48"><text:span text:style-name="T9"/></text:p>
      <text:p text:style-name="P72"><text:span text:style-name="T10">Работа с заявками доступна только если мероприятие </text:span><text:span text:style-name="T15">не</text:span><text:span text:style-name="T10"> началось.</text:span></text:p>
      <text:p text:style-name="P48"><text:span text:style-name="T22"/></text:p>
      <text:p text:style-name="P22"><text:span text:style-name="T20">В работу с заявками входит: од</text:span><text:span text:style-name="T23">о</text:span><text:span text:style-name="T20">брение заявки или отк</text:span><text:span text:style-name="T23">ланяем</text:span><text:span text:style-name="T20">.</text:span></text:p>
      <text:p text:style-name="P55"><text:span text:style-name="T8"/></text:p>
      <text:p text:style-name="P55"><text:span text:style-name="T8"/></text:p>
      <text:p text:style-name="P22"><text:span text:style-name="T20"/></text:p>
      <text:p text:style-name="P22"><text:span text:style-name="T20"/></text:p>
      <text:p text:style-name="P22"><text:span text:style-name="T20">Шаг 1. </text:span><text:span text:style-name="T21">Зайдите в раздел “Мероприятия” во вкладку “</text:span><text:span text:style-name="T20">Список</text:span><text:span text:style-name="T21">”. </text:span></text:p>
      <text:p text:style-name="P22"><text:span text:style-name="T26">Щ</text:span><text:span text:style-name="T20">аг 2. Выберите мероприятие нажав на его номер</text:span><text:span text:style-name="T26">(#)</text:span></text:p>
      <text:p text:style-name="P34"><text:span text:style-name="T25">Ш</text:span><text:span text:style-name="T20">аг 3. одобреняем или</text:span><text:span text:style-name="T22"> отк</text:span><text:span text:style-name="T20">ланяем заявк</text:span><text:span text:style-name="T24">у, он(и) находятся в блоке “Заявки”</text:span></text:p>
      <text:p text:style-name="P38"><text:span text:style-name="T20"/></text:p>
      <text:p text:style-name="P23"><draw:frame draw:style-name="fr1" draw:name="Image5" text:anchor-type="char" svg:x="4.5228in" svg:y="0.1854in" svg:width="0.3654in" svg:height="0.3508in" draw:z-index="0"><draw:image xlink:href="Pictures/100000010000003200000030D0C0EE373491DA5D.png" xlink:type="simple" xlink:show="embed" xlink:actuate="onLoad" draw:mime-type="image/png"/></draw:frame><text:span text:style-name="T20"/></text:p>
      <text:p text:style-name="P34"><text:span text:style-name="T20">Для одобрения заявки </text:span><text:span text:style-name="T24">нажимаем на зеленую кнопку:</text:span></text:p>
      <text:p text:style-name="P34"><draw:frame draw:style-name="fr1" draw:name="Image6" text:anchor-type="char" svg:x="4.5134in" svg:y="0.1965in" svg:width="0.3374in" svg:height="0.3236in" draw:z-index="1"><draw:image xlink:href="Pictures/100000010000003200000030BD1CE69729B9299B.png" xlink:type="simple" xlink:show="embed" xlink:actuate="onLoad" draw:mime-type="image/png"/></draw:frame><text:span text:style-name="T20"/></text:p>
      <text:p text:style-name="P37"><text:span text:style-name="T20">Для откланения заявки нажимаем на красный кнопку: </text:span></text:p>
      <text:p text:style-name="P22"><text:span text:style-name="T20"/></text:p>
      <text:p text:style-name="P22"><text:span text:style-name="T20"/></text:p>
      <text:p text:style-name="P37"><text:span text:style-name="T20">После одобрения заявки, она попадет в блок “Участники”</text:span></text:p>
      <text:p text:style-name="P22"><text:span text:style-name="T20"/></text:p>
      <text:p text:style-name="P22"><text:span text:style-name="T20"/></text:p>
      <text:p text:style-name="P22"><text:span text:style-name="T20"/></text:p>
      <text:p text:style-name="P57"><text:span text:style-name="T20">Создание пользователя</text:span></text:p>
      <text:p text:style-name="P57"><text:span text:style-name="T4"/></text:p>
      <text:p text:style-name="P61"><text:span text:style-name="T5">Ш</text:span><text:span text:style-name="T4">аг 1. Заходим во вкладку “Пользователи”</text:span></text:p>
      <text:p text:style-name="P61"><text:span text:style-name="T5">Ш</text:span><text:span text:style-name="T4">аг 2. Нажимаем кнопку “+”, она находится правее поиска</text:span></text:p>
      <text:p text:style-name="P41"><text:span text:style-name="T20">Шаг 3 В открывшимся окне вводим данные и нажимаем кнопку “Создать”</text:span></text:p>
      <text:p text:style-name="P22"><text:span text:style-name="T20"/></text:p>
      <text:p text:style-name="P22"><text:span text:style-name="T20"/></text:p>
      <text:p text:style-name="P63"><text:span text:style-name="T20">Создание категории</text:span></text:p>
      <text:p text:style-name="P63"><text:span text:style-name="T20"/></text:p>
      <text:p text:style-name="P16"><text:soft-page-break/><text:span text:style-name="T20">Шаг 1. </text:span><text:span text:style-name="T31">Зайдите в раздел “Мероприятия” во вкладку “</text:span><text:span text:style-name="T30">Категории</text:span><text:span text:style-name="T31">”. </text:span></text:p>
      <text:p text:style-name="P16"><text:span text:style-name="T31">Ш</text:span><text:span text:style-name="T30">аг 2. Нажимаем на кнопку “+” она находится правее поиска</text:span></text:p>
      <text:p text:style-name="P41"><text:span text:style-name="T20">Шаг 3 В открывшимся окне вводим название и выбераем методистов которые будут иметь доступ к категории, и нажимаем кнопку “Создать”</text:span></text:p>
      <text:p text:style-name="P22"><text:span text:style-name="T20"/></text:p>
      <text:p text:style-name="P22"><text:span text:style-name="T20"/></text:p>
      <text:p text:style-name="P22"><text:span text:style-name="T20"/></text:p>
      <text:p text:style-name="P63"><text:span text:style-name="T20">Изменение методистов в категории</text:span></text:p>
      <text:p text:style-name="P63"><text:span text:style-name="T20"/></text:p>
      <text:p text:style-name="P16"><text:span text:style-name="T20">Шаг 1. </text:span><text:span text:style-name="T31">Зайдите в раздел “Мероприятия” во вкладку “</text:span><text:span text:style-name="T30">Категории</text:span><text:span text:style-name="T31">”. </text:span></text:p>
      <text:p text:style-name="P16"><text:span text:style-name="T31">Ш</text:span><text:span text:style-name="T30">аг 2. Выбераем категорию для редактирования нажав <text:s/>кнопку с изображением карандаша</text:span></text:p>
      <text:p text:style-name="P41"><text:span text:style-name="T20">Шаг 3 На открывшейся странице изменяем состав метолистов, и нажимаем кнопку “Сохранить”</text:span></text:p>
      <text:p text:style-name="P24"><text:span text:style-name="T20"/></text:p>
      <text:p text:style-name="P24"><text:span text:style-name="T20"/></text:p>
      <text:p text:style-name="P67"><text:span text:style-name="T20">Архивирование или разархивирование мероприятий</text:span></text:p>
      <text:p text:style-name="P67"><text:span text:style-name="T33"/></text:p>
      <text:p text:style-name="P43"><text:span text:style-name="T20">Архивирование:</text:span></text:p>
      <text:p text:style-name="P25"><text:span text:style-name="T20">Шаг 1. </text:span><text:span text:style-name="T21">Зайдите в раздел “Мероприятия” во вкладку “</text:span><text:span text:style-name="T20">Список</text:span><text:span text:style-name="T21">”. </text:span></text:p>
      <text:p text:style-name="P25"><text:span text:style-name="T26">Щ</text:span><text:span text:style-name="T20">аг 2. Выберите мероприятие </text:span><text:span text:style-name="T26">и нажмите на кнопку с изображением коробки</text:span></text:p>
      <text:p text:style-name="P39"><text:span text:style-name="T21"/></text:p>
      <text:p text:style-name="P43"><text:span text:style-name="T20">Разархивирование:</text:span></text:p>
      <text:p text:style-name="P25"><text:span text:style-name="T20">Шаг 1. </text:span><text:span text:style-name="T21">Зайдите в раздел “Мероприятия” во вкладку “</text:span><text:span text:style-name="T26">Архив</text:span><text:span text:style-name="T21">”. </text:span></text:p>
      <text:p text:style-name="P25"><text:span text:style-name="T26">Щ</text:span><text:span text:style-name="T21">аг 2. Выберите мероприятие </text:span><text:span text:style-name="T26">и нажмите на кнопку с изображением коробки</text:span></text:p>
      <text:p text:style-name="P43"><text:span text:style-name="T21"/></text:p>
      <text:p text:style-name="P67"><text:span text:style-name="T20">Отчет за мероприятие</text:span></text:p>
      <text:p text:style-name="P45"><text:span text:style-name="T20"/></text:p>
      <text:p text:style-name="P25"><text:span text:style-name="T20">Шаг 1. </text:span><text:span text:style-name="T21">Зайдите в раздел “Мероприятия” во вкладку “</text:span><text:span text:style-name="T20">Список</text:span><text:span text:style-name="T21">”. </text:span></text:p>
      <text:p text:style-name="P25"><text:span text:style-name="T26">Щ</text:span><text:span text:style-name="T20">аг 2. Выберите мероприятие </text:span><text:span text:style-name="T26">и нажмите на кнопку с изображением стрелки направленной вниз</text:span></text:p>
      <text:p text:style-name="P39"><text:span text:style-name="T21"/></text:p>
      <text:p text:style-name="P25"><text:span text:style-name="T21"/></text:p>
      <text:p text:style-name="P67"><text:span text:style-name="T20">Выдача баллов за мероприятие</text:span></text:p>
      <text:p text:style-name="P45"><text:span text:style-name="T20"/></text:p>
      <text:p text:style-name="P52"><text:span text:style-name="T3">Выдача баллов</text:span><text:span text:style-name="T2"> доступна только если мероприятие </text:span><text:span text:style-name="T3">завершенно</text:span><text:span text:style-name="T2">.</text:span></text:p>
      <text:p text:style-name="P25"><text:span text:style-name="T20"/></text:p>
      <text:p text:style-name="P25"><text:span text:style-name="T20"/></text:p>
      <text:p text:style-name="P25"><text:span text:style-name="T20">Шаг 1. </text:span><text:span text:style-name="T21">Зайдите в раздел “Мероприятия” во вкладку “</text:span><text:span text:style-name="T20">Список</text:span><text:span text:style-name="T21">”. </text:span></text:p>
      <text:p text:style-name="P25"><text:span text:style-name="T26">Щ</text:span><text:span text:style-name="T20">аг 2. Выберите мероприятие нажав на его номер</text:span><text:span text:style-name="T26">(#)</text:span></text:p>
      <text:p text:style-name="P35"><text:span text:style-name="T25">Ш</text:span><text:span text:style-name="T21">аг 3. </text:span><text:span text:style-name="T26">Нажимаем на кнопку “Выдать баллы”</text:span></text:p>
      <text:p text:style-name="P43"><text:span text:style-name="T20">Шаг 4. Выбераем участника, вводим балл и нажимаем на кнопку “Сохранить”</text:span></text:p>
      <text:p text:style-name="P25"><text:soft-page-break/><text:span text:style-name="T21"/></text:p>
      <text:p text:style-name="P25"><text:span text:style-name="T21"/></text:p>
      <text:p text:style-name="P67"><text:span text:style-name="T20">Загрузка фото отчета</text:span></text:p>
      <text:p text:style-name="P45"><text:span text:style-name="T20"/></text:p>
      <text:p text:style-name="P52"><text:span text:style-name="T3">Загрузка фото отчета</text:span><text:span text:style-name="T2"> доступна только если мероприятие </text:span><text:span text:style-name="T3">завершенно</text:span><text:span text:style-name="T2">.</text:span></text:p>
      <text:p text:style-name="P25"><text:span text:style-name="T20"/></text:p>
      <text:p text:style-name="P25"><text:span text:style-name="T20"/></text:p>
      <text:p text:style-name="P25"><text:span text:style-name="T20">Шаг 1. </text:span><text:span text:style-name="T21">Зайдите в раздел “Мероприятия” во вкладку “</text:span><text:span text:style-name="T20">Список</text:span><text:span text:style-name="T21">”. </text:span></text:p>
      <text:p text:style-name="P25"><text:span text:style-name="T26">Щ</text:span><text:span text:style-name="T20">аг 2. Выберите мероприятие нажав на его номер</text:span><text:span text:style-name="T26">(#)</text:span></text:p>
      <text:p text:style-name="P35"><text:span text:style-name="T25">Ш</text:span><text:span text:style-name="T21">аг 3. </text:span><text:span text:style-name="T26">Нажимаем на кнопку “Фото отчет”</text:span></text:p>
      <text:p text:style-name="P43"><text:span text:style-name="T21">Шаг 4. </text:span><text:span text:style-name="T27">Добавляем изображения и нажимаем кнопку “Добавить”</text:span></text:p>
      <text:p text:style-name="P25"><text:span text:style-name="T21"/></text:p>
      <text:p text:style-name="P22"><text:span text:style-name="T21"/></text:p>
      <text:p text:style-name="P4"><text:span text:style-name="T1"/></text:p>
      <text:p text:style-name="P11"><text:span text:style-name="T18">Методист</text:span></text:p>
      <text:p text:style-name="P14"><text:span text:style-name="T20"/></text:p>
      <text:p text:style-name="P50"><text:span text:style-name="T20">Создание мероприятия</text:span></text:p>
      <text:p text:style-name="P50"><text:span text:style-name="T20"/></text:p>
      <text:p text:style-name="P33"><text:span text:style-name="T25">Ш</text:span><text:span text:style-name="T20">аг 1. Зайдите в раздел “Мероприятия” во вкладку “Создать”. </text:span></text:p>
      <text:p text:style-name="P33"><text:span text:style-name="T25">Ш</text:span><text:span text:style-name="T20">аг 2. </text:span><text:span text:style-name="T22">Заполняем все поля и нажимаем кнопку “Сохранить”</text:span></text:p>
      <text:p text:style-name="P33"><text:span text:style-name="T22"/></text:p>
      <text:p text:style-name="P54"><text:span text:style-name="T22"/></text:p>
      <text:p text:style-name="P54"><text:span text:style-name="T22"/></text:p>
      <text:p text:style-name="P50"><text:span text:style-name="T22">Работа с заявками</text:span></text:p>
      <text:p text:style-name="P50"><text:span text:style-name="T9"/></text:p>
      <text:p text:style-name="P75"><text:span text:style-name="T10">Работа с заявками доступна только если мероприятие </text:span><text:span text:style-name="T15">не</text:span><text:span text:style-name="T10"> началось.</text:span></text:p>
      <text:p text:style-name="P50"><text:span text:style-name="T22"/></text:p>
      <text:p text:style-name="P28"><text:span text:style-name="T20">В работу с заявками входит: од</text:span><text:span text:style-name="T23">о</text:span><text:span text:style-name="T20">брение заявки или отк</text:span><text:span text:style-name="T23">ланяем</text:span><text:span text:style-name="T20">.</text:span></text:p>
      <text:p text:style-name="P56"><text:span text:style-name="T8"/></text:p>
      <text:p text:style-name="P56"><text:span text:style-name="T8"/></text:p>
      <text:p text:style-name="P28"><text:span text:style-name="T20"/></text:p>
      <text:p text:style-name="P28"><text:span text:style-name="T20"/></text:p>
      <text:p text:style-name="P28"><text:span text:style-name="T20">Шаг 1. </text:span><text:span text:style-name="T21">Зайдите в раздел “Мероприятия” во вкладку “</text:span><text:span text:style-name="T20">Список</text:span><text:span text:style-name="T21">”. </text:span></text:p>
      <text:p text:style-name="P28"><text:span text:style-name="T26">Щ</text:span><text:span text:style-name="T20">аг 2. Выберите мероприятие нажав на его номер</text:span><text:span text:style-name="T26">(#)</text:span></text:p>
      <text:p text:style-name="P36"><text:span text:style-name="T25">Ш</text:span><text:span text:style-name="T20">аг 3. одобреняем или</text:span><text:span text:style-name="T22"> отк</text:span><text:span text:style-name="T20">ланяем заявк</text:span><text:span text:style-name="T24">у, он(и) находятся в блоке “Заявки”</text:span></text:p>
      <text:p text:style-name="P40"><text:span text:style-name="T20"/></text:p>
      <text:p text:style-name="P28"><draw:frame draw:style-name="fr1" draw:name="Image1" text:anchor-type="char" svg:x="4.5228in" svg:y="0.1854in" svg:width="0.3654in" svg:height="0.3508in" draw:z-index="2"><draw:image xlink:href="Pictures/100000010000003200000030D0C0EE373491DA5D.png" xlink:type="simple" xlink:show="embed" xlink:actuate="onLoad" draw:mime-type="image/png"/></draw:frame><text:span text:style-name="T20"/></text:p>
      <text:p text:style-name="P36"><text:span text:style-name="T20">Для одобрения заявки </text:span><text:span text:style-name="T24">нажимаем на зеленую кнопку:</text:span></text:p>
      <text:p text:style-name="P36"><draw:frame draw:style-name="fr1" draw:name="Image2" text:anchor-type="char" svg:x="4.5134in" svg:y="0.1965in" svg:width="0.3374in" svg:height="0.3236in" draw:z-index="3"><draw:image xlink:href="Pictures/100000010000003200000030BD1CE69729B9299B.png" xlink:type="simple" xlink:show="embed" xlink:actuate="onLoad" draw:mime-type="image/png"/></draw:frame><text:span text:style-name="T20"/></text:p>
      <text:p text:style-name="P40"><text:span text:style-name="T20">Для откланения заявки нажимаем на красный кнопку: </text:span></text:p>
      <text:p text:style-name="P28"><text:span text:style-name="T20"/></text:p>
      <text:p text:style-name="P28"><text:soft-page-break/><text:span text:style-name="T20"/></text:p>
      <text:p text:style-name="P40"><text:span text:style-name="T20">После одобрения заявки, она попадет в блок “Участники”</text:span></text:p>
      <text:p text:style-name="P28"><text:span text:style-name="T20"/></text:p>
      <text:p text:style-name="P68"><text:span text:style-name="T20">Архивирование или разархивирование мероприятий</text:span></text:p>
      <text:p text:style-name="P68"><text:span text:style-name="T33"/></text:p>
      <text:p text:style-name="P44"><text:span text:style-name="T20">Архивирование:</text:span></text:p>
      <text:p text:style-name="P6"><text:span text:style-name="T6"><text:tab/>Шаг 1. </text:span><text:span text:style-name="T7">Зайдите в раздел “Мероприятия” во вкладку “</text:span><text:span text:style-name="T6">Список</text:span><text:span text:style-name="T7">”. </text:span></text:p>
      <text:p text:style-name="P28"><text:span text:style-name="T26"><text:tab/>Щ</text:span><text:span text:style-name="T20">аг 2. Выберите мероприятие </text:span><text:span text:style-name="T26">и нажмите на кнопку с изображением <text:tab/>коробки</text:span></text:p>
      <text:p text:style-name="P40"><text:span text:style-name="T21"/></text:p>
      <text:p text:style-name="P44"><text:span text:style-name="T20">Разархивирование:</text:span></text:p>
      <text:p text:style-name="P28"><text:span text:style-name="T20"><text:tab/>Шаг 1. </text:span><text:span text:style-name="T21">Зайдите в раздел “Мероприятия” во вкладку “</text:span><text:span text:style-name="T26">Архив</text:span><text:span text:style-name="T21">”. </text:span></text:p>
      <text:p text:style-name="P28"><text:span text:style-name="T26"><text:tab/>Щ</text:span><text:span text:style-name="T21">аг 2. Выберите мероприятие </text:span><text:span text:style-name="T26">и нажмите на кнопку с изображением <text:tab/><text:tab/>коробки</text:span></text:p>
      <text:p text:style-name="P44"><text:span text:style-name="T21"/></text:p>
      <text:p text:style-name="P68"><text:span text:style-name="T20">Отчет за мероприятие</text:span></text:p>
      <text:p text:style-name="P46"><text:span text:style-name="T20"/></text:p>
      <text:p text:style-name="P28"><text:span text:style-name="T20">Шаг 1. </text:span><text:span text:style-name="T21">Зайдите в раздел “Мероприятия” во вкладку “</text:span><text:span text:style-name="T20">Список</text:span><text:span text:style-name="T21">”. </text:span></text:p>
      <text:p text:style-name="P28"><text:span text:style-name="T26">Щ</text:span><text:span text:style-name="T20">аг 2. Выберите мероприятие </text:span><text:span text:style-name="T26">и нажмите на кнопку с изображением стрелки направленной вниз</text:span></text:p>
      <text:p text:style-name="P40"><text:span text:style-name="T21"/></text:p>
      <text:p text:style-name="P28"><text:span text:style-name="T21"/></text:p>
      <text:p text:style-name="P68"><text:span text:style-name="T20">Выдача баллов за мероприятие</text:span></text:p>
      <text:p text:style-name="P46"><text:span text:style-name="T20"/></text:p>
      <text:p text:style-name="P54"><text:span text:style-name="T3">Выдача баллов</text:span><text:span text:style-name="T2"> доступна только если мероприятие </text:span><text:span text:style-name="T3">завершенно</text:span><text:span text:style-name="T2">.</text:span></text:p>
      <text:p text:style-name="P28"><text:span text:style-name="T20"/></text:p>
      <text:p text:style-name="P28"><text:span text:style-name="T20"/></text:p>
      <text:p text:style-name="P28"><text:span text:style-name="T20">Шаг 1. </text:span><text:span text:style-name="T21">Зайдите в раздел “Мероприятия” во вкладку “</text:span><text:span text:style-name="T20">Список</text:span><text:span text:style-name="T21">”. </text:span></text:p>
      <text:p text:style-name="P28"><text:span text:style-name="T26">Щ</text:span><text:span text:style-name="T20">аг 2. Выберите мероприятие нажав на его номер</text:span><text:span text:style-name="T26">(#)</text:span></text:p>
      <text:p text:style-name="P36"><text:span text:style-name="T25">Ш</text:span><text:span text:style-name="T21">аг 3. </text:span><text:span text:style-name="T26">Нажимаем на кнопку “Выдать баллы”</text:span></text:p>
      <text:p text:style-name="P44"><text:span text:style-name="T20">Шаг 4. Выбераем участника, вводим балл и нажимаем на кнопку “Сохранить”</text:span></text:p>
      <text:p text:style-name="P28"><text:span text:style-name="T21"/></text:p>
      <text:p text:style-name="P28"><text:span text:style-name="T21"/></text:p>
      <text:p text:style-name="P68"><text:span text:style-name="T20">Загрузка фото отчета</text:span></text:p>
      <text:p text:style-name="P46"><text:span text:style-name="T20"/></text:p>
      <text:p text:style-name="P54"><text:span text:style-name="T3">Загрузка фото отчета</text:span><text:span text:style-name="T2"> доступна только если мероприятие </text:span><text:span text:style-name="T3">завершенно</text:span><text:span text:style-name="T2">.</text:span></text:p>
      <text:p text:style-name="P28"><text:span text:style-name="T20"/></text:p>
      <text:p text:style-name="P28"><text:span text:style-name="T20"/></text:p>
      <text:p text:style-name="P28"><text:span text:style-name="T20">Шаг 1. </text:span><text:span text:style-name="T21">Зайдите в раздел “Мероприятия” во вкладку “</text:span><text:span text:style-name="T20">Список</text:span><text:span text:style-name="T21">”. </text:span></text:p>
      <text:p text:style-name="P28"><text:span text:style-name="T26">Щ</text:span><text:span text:style-name="T20">аг 2. Выберите мероприятие нажав на его номер</text:span><text:span text:style-name="T26">(#)</text:span></text:p>
      <text:p text:style-name="P36"><text:span text:style-name="T25">Ш</text:span><text:span text:style-name="T21">аг 3. </text:span><text:span text:style-name="T26">Нажимаем на кнопку “Фото отчет”</text:span></text:p>
      <text:p text:style-name="P44"><text:span text:style-name="T21">Шаг 4. </text:span><text:span text:style-name="T27">Добавляем изображения и нажимаем кнопку “Добавить”</text:span></text:p>
      <text:p text:style-name="P28"><text:span text:style-name="T21"/></text:p>
      <text:p text:style-name="P28"><text:soft-page-break/><text:span text:style-name="T21"/></text:p>
      <text:p text:style-name="P9"><text:span text:style-name="T18">Учителям</text:span></text:p>
      <text:p text:style-name="P13"><text:span text:style-name="T20"/></text:p>
      <text:p text:style-name="P49"><text:span text:style-name="T20">Создание </text:span><text:span text:style-name="T28">класса</text:span></text:p>
      <text:p text:style-name="P49"><text:span text:style-name="T20"/></text:p>
      <text:p text:style-name="P32"><text:span text:style-name="T25">Ш</text:span><text:span text:style-name="T20">аг 1. Зайдите в раздел “</text:span><text:span text:style-name="T28">Мой класс</text:span><text:span text:style-name="T20">” во вкладку “Создать </text:span><text:span text:style-name="T28">класс</text:span><text:span text:style-name="T20">”. </text:span></text:p>
      <text:p text:style-name="P32"><text:span text:style-name="T25">Ш</text:span><text:span text:style-name="T20">аг 2. </text:span><text:span text:style-name="T22">Заполняем все поля и нажимаем кнопку “Со</text:span><text:span text:style-name="T28">здать</text:span><text:span text:style-name="T22">”</text:span></text:p>
      <text:p text:style-name="P53"><text:span text:style-name="T22"/></text:p>
      <text:p text:style-name="P53"><text:span text:style-name="T22"/></text:p>
      <text:p text:style-name="P69"><text:span text:style-name="T22">П</text:span><text:span text:style-name="T20">риглашение учеников в класс</text:span></text:p>
      <text:p text:style-name="P49"><text:span text:style-name="T9"/></text:p>
      <text:p text:style-name="P73"><text:span text:style-name="T11">Для использования</text:span><text:span text:style-name="T10"> </text:span><text:span text:style-name="T11">нужно иметь класс</text:span><text:span text:style-name="T10">.</text:span></text:p>
      <text:p text:style-name="P29"><text:span text:style-name="T20"/></text:p>
      <text:p text:style-name="P26"><text:span text:style-name="T20">Шаг 1. </text:span><text:span text:style-name="T21">Зайдите в раздел “</text:span><text:span text:style-name="T28">Мой класс</text:span><text:span text:style-name="T21">” во вкладку “</text:span><text:span text:style-name="T28">Пригласить</text:span><text:span text:style-name="T21">”. </text:span></text:p>
      <text:p text:style-name="P26"><text:span text:style-name="T26">Щ</text:span><text:span text:style-name="T20">аг 2. </text:span><text:span text:style-name="T28">Нажимаем кнопку копировать и отправляем ученикам</text:span></text:p>
      <text:p text:style-name="P26"><text:span text:style-name="T20"/></text:p>
      <text:p text:style-name="P69"><text:span text:style-name="T20">Изменение ссылки приглашения</text:span></text:p>
      <text:p text:style-name="P58"><text:span text:style-name="T4"/></text:p>
      <text:p text:style-name="P73"><text:span text:style-name="T12">Для использования</text:span><text:span text:style-name="T13"> </text:span><text:span text:style-name="T12">нужно иметь класс</text:span><text:span text:style-name="T13">.</text:span></text:p>
      <text:p text:style-name="P73"><text:span text:style-name="T13"/></text:p>
      <text:p text:style-name="P26"><text:span text:style-name="T20">Шаг 1. </text:span><text:span text:style-name="T21">Зайдите в раздел “</text:span><text:span text:style-name="T28">Мой класс</text:span><text:span text:style-name="T21">” во вкладку “</text:span><text:span text:style-name="T28">Пригласить</text:span><text:span text:style-name="T21">”. </text:span></text:p>
      <text:p text:style-name="P26"><text:span text:style-name="T26">Щ</text:span><text:span text:style-name="T20">аг 2. </text:span><text:span text:style-name="T28">Нажимаем на кнопку “Изменить ссылку”</text:span></text:p>
      <text:p text:style-name="P26"><text:span text:style-name="T20"/></text:p>
      <text:p text:style-name="P26"><text:span text:style-name="T20"/></text:p>
      <text:p text:style-name="P69"><text:span text:style-name="T20">Просмотр мероприятий доступных классу</text:span></text:p>
      <text:p text:style-name="P64"><text:span text:style-name="T20"/></text:p>
      <text:p text:style-name="P17"><text:span text:style-name="T20">Шаг 1. </text:span><text:span text:style-name="T31">Зайдите во вкладку “</text:span><text:span text:style-name="T32">Мероприятия</text:span><text:span text:style-name="T31">”. </text:span></text:p>
      <text:p text:style-name="P26"><text:span text:style-name="T20"/></text:p>
      <text:p text:style-name="P69"><text:span text:style-name="T20">Просмотр мероприятий на которые записан ученик</text:span></text:p>
      <text:p text:style-name="P64"><text:span text:style-name="T20"/></text:p>
      <text:p text:style-name="P17"><text:span text:style-name="T20">Шаг 1. </text:span><text:span text:style-name="T31">Зайдите в раздел “</text:span><text:span text:style-name="T32">Мой класс</text:span><text:span text:style-name="T31">” во вкладку “</text:span><text:span text:style-name="T32">Ученики</text:span><text:span text:style-name="T31">”. </text:span></text:p>
      <text:p text:style-name="P17"><text:span text:style-name="T31">Ш</text:span><text:span text:style-name="T30">аг 2. Выбераем </text:span><text:span text:style-name="T32">ученика</text:span><text:span text:style-name="T30"> для </text:span><text:span text:style-name="T32">просмотра</text:span><text:span text:style-name="T30"> нажав <text:s/>кнопку с изображением </text:span><text:span text:style-name="T32">глаза</text:span></text:p>
      <text:p text:style-name="P26"><text:span text:style-name="T20"/></text:p>
      <text:p text:style-name="P26"><text:span text:style-name="T20"/></text:p>
      <text:p text:style-name="P69"><text:span text:style-name="T20">Отчет по посещению мероприятий учеником</text:span></text:p>
      <text:p text:style-name="P64"><text:span text:style-name="T20"/></text:p>
      <text:p text:style-name="P17"><text:span text:style-name="T20">Шаг 1. </text:span><text:span text:style-name="T31">Зайдите в раздел “</text:span><text:span text:style-name="T32">Мой класс</text:span><text:span text:style-name="T31">” во вкладку “</text:span><text:span text:style-name="T32">Ученики</text:span><text:span text:style-name="T31">”. </text:span></text:p>
      <text:p text:style-name="P17"><text:span text:style-name="T31">Ш</text:span><text:span text:style-name="T30">аг 2. Выбераем </text:span><text:span text:style-name="T32">ученика</text:span><text:span text:style-name="T30"> для </text:span><text:span text:style-name="T32">просмотра</text:span><text:span text:style-name="T30"> нажав <text:s/>кнопку с изображением </text:span><text:span text:style-name="T32">глаза</text:span></text:p>
      <text:p text:style-name="P20"><text:span text:style-name="T32">Ш</text:span><text:span text:style-name="T30">аг 3. Нажимаем на кнопку отчет</text:span></text:p>
      <text:p text:style-name="P26"><text:span text:style-name="T21"/></text:p>
      <text:p text:style-name="P26"><text:span text:style-name="T21"/></text:p>
      <text:p text:style-name="P26"><text:soft-page-break/></text:p>
      <text:p text:style-name="P10"><text:span text:style-name="T18">У</text:span><text:span text:style-name="T19">ченикам</text:span></text:p>
      <text:p text:style-name="P30"><text:span text:style-name="T29"/></text:p>
      <text:p text:style-name="P30"><text:span text:style-name="T29"/></text:p>
      <text:p text:style-name="P71"><text:span text:style-name="T20">Мероприятия</text:span></text:p>
      <text:p text:style-name="P59"><text:span text:style-name="T4"/></text:p>
      <text:p text:style-name="P74"><text:span text:style-name="T12">Для использования</text:span><text:span text:style-name="T13"> </text:span><text:span text:style-name="T12">нужно </text:span><text:span text:style-name="T14">состоять в</text:span><text:span text:style-name="T12"> класс</text:span><text:span text:style-name="T14">е</text:span><text:span text:style-name="T13">.</text:span></text:p>
      <text:p text:style-name="P74"><text:span text:style-name="T13"/></text:p>
      <text:p text:style-name="P27"><text:span text:style-name="T20">Шаг 1. </text:span><text:span text:style-name="T21">Зайдите </text:span><text:span text:style-name="T29">во вкладку</text:span><text:span text:style-name="T21"> “</text:span><text:span text:style-name="T29">Мероприятия</text:span><text:span text:style-name="T21">”. </text:span></text:p>
      <text:p text:style-name="P27"><text:span text:style-name="T26">Щ</text:span><text:span text:style-name="T20">аг 2. </text:span><text:span text:style-name="T29">Выберите мероприятие и нажмите кнопку “Подать заявку”</text:span></text:p>
      <text:p text:style-name="P27"><text:span text:style-name="T20"/></text:p>
      <text:p text:style-name="P27"><text:span text:style-name="T20"/></text:p>
      <text:p text:style-name="P71"><text:span text:style-name="T20">Мои мероприятия</text:span></text:p>
      <text:p text:style-name="P74"><text:span text:style-name="T13"/></text:p>
      <text:p text:style-name="P27"><text:span text:style-name="T20">Шаг 1. </text:span><text:span text:style-name="T21">Зайдите </text:span><text:span text:style-name="T29">во вкладку</text:span><text:span text:style-name="T21"> “</text:span><text:span text:style-name="T29">Мои события</text:span><text:span text:style-name="T21">”. </text:span></text:p>
      <text:p text:style-name="P27"><text:span text:style-name="T20"/></text:p>
      <text:p text:style-name="P27"><text:span text:style-name="T21"/></text:p>
      <text:p text:style-name="P71"><text:span text:style-name="T20">Просмотр статуса и баллов</text:span></text:p>
      <text:p text:style-name="P74"><text:span text:style-name="T13"/></text:p>
      <text:p text:style-name="P27"><text:span text:style-name="T20">Шаг 1. </text:span><text:span text:style-name="T21">Зайдите </text:span><text:span text:style-name="T29">во вкладку</text:span><text:span text:style-name="T21"> “</text:span><text:span text:style-name="T29">Главная</text:span><text:span text:style-name="T21">”. </text:span></text:p>
      <text:p text:style-name="P27"><text:span text:style-name="T20"/></text:p>
      <text:p text:style-name="P27"><text:span text:style-name="T21"/></text:p>
      <text:p text:style-name="P26"><text:span text:style-name="T21"/></text:p>
      <text:p text:style-name="P26"><text:span text:style-name="T2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3844b" officeooo:paragraph-rsid="0013844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00:41:51.977313603</meta:creation-date>
    <dc:date>2023-06-20T02:58:47.030871282</dc:date>
    <meta:editing-duration>PT17M20S</meta:editing-duration>
    <meta:editing-cycles>7</meta:editing-cycles>
    <meta:generator>LibreOffice/7.3.7.2$Linux_X86_64 LibreOffice_project/30$Build-2</meta:generator>
    <meta:document-statistic meta:table-count="0" meta:image-count="4" meta:object-count="0" meta:page-count="7" meta:paragraph-count="114" meta:word-count="802" meta:character-count="5433" meta:non-whitespace-character-count="4706"/>
  </office:meta>
</office:document-meta>
</file>